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oTimes</text:p>
      <text:p text:style-name="Standard"/>
      <text:p text:style-name="Standard">Farmer John’s cows, named Mildred, Elsie, and Bessie, have been playing a game. While the rules and name of the game are a secret only known to the cows, it is known that the game has a points system because any time a cow changes points, the cows publish the change to their newspaper, MooTimes. Sometimes, there will be no change in points as a tie occurs, so no change is published. The points carry over from game to game, the cows all start with 7 points, and the cows’ points will always be between 0 and 1000. The points changes in MooTimes look like this:</text:p>
      <text:p text:style-name="Standard"/>
      <text:p text:style-name="Standard">12 Elsie +6</text:p>
      <text:p text:style-name="Standard">43 Bessie −3</text:p>
      <text:p text:style-name="Standard"/>
      <text:p text:style-name="Standard">The first line shows that Elsie gained 6 points on game 12. The second line shows that Bessie lost 3 points on game 43. At most one cow changes points in a game. Determine how many times the points leader(s) for the game changes. A change in the number of cows with the most points also counts as a change in the points leader(s).</text:p>
      <text:p text:style-name="Standard"/>
      <text:p text:style-name="Standard">INPUT FORMAT</text:p>
      <text:p text:style-name="Standard"/>
      <text:p text:style-name="Standard">* Line 1: A single integer N representing the points changes published</text:p>
      <text:p text:style-name="Standard">* Line 2…N+1: A point change as shown in the MooTimes, as formatted above, showing the game played (an integer between 1 and 100), the cow’s name, the point change.</text:p>
      <text:p text:style-name="Standard"/>
      <text:p text:style-name="Standard">OUTPUT FORMAT</text:p>
      <text:p text:style-name="Standard"/>
      <text:p text:style-name="Standard">* Line 1: The number of times the points leader(s) change</text:p>
      <text:p text:style-name="Standard"/>
      <text:p text:style-name="Standard">SAMPLE INPUT</text:p>
      <text:p text:style-name="Standard"/>
      <text:p text:style-name="Standard">6</text:p>
      <text:p text:style-name="Standard">16 Bessie +9</text:p>
      <text:p text:style-name="Standard">2 Bessie +1</text:p>
      <text:p text:style-name="Standard">7 Elsie +6</text:p>
      <text:p text:style-name="Standard">12 Mildred -4</text:p>
      <text:p text:style-name="Standard">3 Mildred +3</text:p>
      <text:p text:style-name="Standard">10 Elsie -3</text:p>
      <text:p text:style-name="Standard">SAMPLE OUTPUT</text:p>
      <text:p text:style-name="Standard"/>
      <text:p text:style-name="Standard">6</text:p>
      <text:p text:style-name="Standard">The cows all start with 7 points. In game 2, Bessie gained a point, making her the points leader with 8 points. In game 3, Mildred gained 3 points, making her the points leader with 10 points. In game 7, Elsie gained 6 points, making her the points leader with 13 points. In game 10, Elsie lost 3 points, putting her at 10 points and tying with Mildred, changing the points leaders. In game 12, Mildred lost 4 points, putting her at 6 points and leaving Elsie as the only leader with 10. Finally, in game 16, Bessie gains 9 points, making her the points leader with 17 points, for a total of 6 point chan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4T02:44:46.646000000</meta:creation-date>
    <dc:date>2022-05-24T02:45:18.260000000</dc:date>
    <meta:editing-duration>PT31S</meta:editing-duration>
    <meta:editing-cycles>1</meta:editing-cycles>
    <meta:document-statistic meta:table-count="0" meta:image-count="0" meta:object-count="0" meta:page-count="1" meta:paragraph-count="21" meta:word-count="374" meta:character-count="1944" meta:non-whitespace-character-count="1591"/>
    <meta:generator>LibreOffice/5.4.6.2$Windows_X86_64 LibreOffice_project/4014ce260a04f1026ba855d3b8d91541c224eab8</meta:generator>
  </office:meta>
</office:document-meta>
</file>